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P16" style:family="paragraph" style:parent-style-name="Standard">
      <style:text-properties officeooo:rsid="0042ec93" officeooo:paragraph-rsid="0039ac95"/>
    </style:style>
    <style:style style:name="P17" style:family="paragraph" style:parent-style-name="Standard">
      <style:text-properties officeooo:rsid="003b14a0" officeooo:paragraph-rsid="003b14a0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827d6"/>
    </style:style>
    <style:style style:name="T6" style:family="text">
      <style:text-properties officeooo:rsid="003a6410"/>
    </style:style>
    <style:style style:name="T7" style:family="text">
      <style:text-properties officeooo:rsid="003b0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2de2" text:style-name="Internet_20_link" text:visited-style-name="Visited_20_Internet_20_Link">HTTPS://CODERPROG.COM/LEARN-DOCKER-HANDS-ON/</text:a><text:a xlink:type="simple" xlink:href="https://CODERPROG.COM/LEARN-DOCKER-HANDS-ON/2de2" text:style-name="Internet_20_link" text:visited-style-name="Visited_20_Internet_20_Link"><text:span text:style-name="T5">2de2</text:span></text:a></text:p>
      <text:p text:style-name="P15"/>
      <text:p text:style-name="P16"><text:a xlink:type="simple" xlink:href="https://CODERPROG.COM/SHELL-SCRIPTING-LINUX/2de2" text:style-name="Internet_20_link" text:visited-style-name="Visited_20_Internet_20_Link">HTTPS://CODERPROG.COM/SHELL-SCRIPTING-LINUX/</text:a><text:a xlink:type="simple" xlink:href="https://CODERPROG.COM/SHELL-SCRIPTING-LINUX/2de2" text:style-name="Internet_20_link" text:visited-style-name="Visited_20_Internet_20_Link"><text:span text:style-name="T7">2de2</text:span></text:a></text:p>
      <text:p text:style-name="P16"/>
      <text:p text:style-name="P17">&gt;&gt;&gt;&gt;&gt;&gt;&gt;&gt;&gt;&gt;&gt;&gt;&gt;&gt;&gt;&gt;&gt;&gt;&gt;&gt;&gt;&gt;&gt;&gt;&gt;.done&lt;&lt;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5-01T16:09:39.875531383</dc:date>
    <meta:editing-duration>PT4H46M51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9" meta:character-count="848" meta:non-whitespace-character-count="845"/>
  </office:meta>
</office:document-meta>
</file>